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TT9" svg:font-family="CMTT9"/>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1965in"/>
    </style:style>
    <style:style style:name="P2" style:family="paragraph" style:parent-style-name="Standard" style:master-page-name="Standard">
      <style:paragraph-properties fo:margin-top="0in" fo:margin-bottom="0in" fo:line-height="100%" style:page-number="auto"/>
      <style:text-properties style:font-name="Times New Roman"/>
    </style:style>
    <style:style style:name="P3" style:family="paragraph" style:parent-style-name="Standard">
      <style:paragraph-properties fo:margin-top="0in" fo:margin-bottom="0in" fo:line-height="100%"/>
      <style:text-properties style:font-name="Times New Roman"/>
    </style:style>
    <style:style style:name="P4" style:family="paragraph" style:parent-style-name="Standard">
      <style:paragraph-properties fo:margin-top="0in" fo:margin-bottom="0in" fo:line-height="200%"/>
      <style:text-properties style:font-name="Times New Roman"/>
    </style:style>
    <style:style style:name="P5" style:family="paragraph" style:parent-style-name="Standard">
      <style:text-properties style:font-name="Times New Roman"/>
    </style:style>
    <style:style style:name="P6" style:family="paragraph" style:parent-style-name="Standard">
      <style:paragraph-properties fo:line-height="100%"/>
      <style:text-properties style:font-name="Times New Roman"/>
    </style:style>
    <style:style style:name="P7" style:family="paragraph" style:parent-style-name="Standard">
      <style:paragraph-properties fo:line-height="200%"/>
      <style:text-properties style:font-name="Times New Roman"/>
    </style:style>
    <style:style style:name="P8" style:family="paragraph" style:parent-style-name="Calibri">
      <style:paragraph-properties fo:line-height="100%"/>
      <style:text-properties style:font-name="Times New Roman"/>
    </style:style>
    <style:style style:name="T1" style:family="text">
      <style:text-properties style:font-name="Times New Roman"/>
    </style:style>
    <style:style style:name="T2" style:family="text">
      <style:text-properties style:font-name="Times New Roman"/>
    </style:style>
    <style:style style:name="T3" style:family="text">
      <style:text-properties fo:font-size="12pt" fo:font-weight="normal" style:font-name-asian="CMTT9" style:font-size-asian="12pt" style:font-weight-asian="normal" style:font-name-complex="CMTT9"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U SMC 4294</text:p>
      <text:p text:style-name="P3">5000 Forbes Ave.</text:p>
      <text:p text:style-name="P4">Pittsburgh, PA, 15289</text:p>
      <text:p text:style-name="P4"/>
      <text:p text:style-name="P4">June 27, 2013</text:p>
      <text:p text:style-name="P4"/>
      <text:p text:style-name="P3">Mr. Thomas M. Keating</text:p>
      <text:p text:style-name="P3">Assistant Teaching Professor</text:p>
      <text:p text:style-name="P3">School of Computer Science</text:p>
      <text:p text:style-name="P4">Pittsburgh, PA, 15289</text:p>
      <text:p text:style-name="P4"/>
      <text:p text:style-name="P6">Dear Mr. Keating:</text:p>
      <text:p text:style-name="P6"/>
      <text:p text:style-name="P6"/>
      <text:p text:style-name="P6">Included with this letter is our team’s final report, “The Movie-Chain-Runner Project.” This report covers our team's approach to the project as well as the project's results and our reflections on the project.</text:p>
      <text:p text:style-name="P6"/>
      <text:p text:style-name="P6"/>
      <text:p text:style-name="P8"><text:span text:style-name="T3">In particular, the report describes the problem our project addresses and our solution to it. The report also outlines our project's objectives and the programming languages and algorithms that we used and considered. Finally, it presents the project's results and includes an evaluation of our team's work on the project, the lessons we learned from it, and advice for future groups.</text:span></text:p>
      <text:p text:style-name="P6"/>
      <text:p text:style-name="P5"/>
      <text:p text:style-name="P3">If you have questions about our project and wish to contact us, please send an email to</text:p>
      <text:p text:style-name="P3">sss1@andrew.cmu.edu.</text:p>
      <text:p text:style-name="P4"/>
      <text:p text:style-name="P6">Sincerely,</text:p>
      <text:p text:style-name="P7"/>
      <text:p text:style-name="P7"/>
      <text:p text:style-name="P5">Shashank Singh</text:p>
      <text:p text:style-name="P5"/>
      <text:p text:style-name="P5"/>
      <text:p text:style-name="P5"/>
      <text:p text:style-name="P5"/>
      <text:p text:style-name="P5"/>
      <text:p text:style-name="P5"/>
      <text:p text:style-name="P5"/>
      <text:p text:style-name="P5"/>
      <text:p text:style-name="P5"/>
      <text:p text:style-name="P5"/>
      <text:p text:style-name="P1"><text:span text:style-name="Source_20_Text"><text:span text:style-name="T1">enclosure: paper entitled “The Movie-Chain-Runner Projec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TT9" svg:font-family="CMTT9"/>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Calibri" style:family="paragraph" style:parent-style-name="Standard" style:list-style-name="">
      <style:paragraph-properties fo:text-align="start" style:justify-single-word="false" style:text-autospace="none"/>
    </style:style>
    <style:style style:name="Source_20_Text" style:display-name="Source Text" style:family="text">
      <style:text-properties style:font-name="DejaVu Sans Mono" style:font-name-asian="WenQuanYi Micro Hei1"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inkiller </meta:initial-creator>
    <meta:creation-date>2013-06-17T21:11:45</meta:creation-date>
    <dc:date>2013-06-26T19:40:31</dc:date>
    <dc:creator>Painkiller </dc:creator>
    <meta:editing-duration>PT54S</meta:editing-duration>
    <meta:editing-cycles>4</meta:editing-cycles>
    <meta:generator>LibreOffice/3.5$Linux_X86_64 LibreOffice_project/350m1$Build-2</meta:generator>
    <meta:document-statistic meta:table-count="0" meta:image-count="0" meta:object-count="0" meta:page-count="1" meta:paragraph-count="16" meta:word-count="150" meta:character-count="958" meta:non-whitespace-character-count="824"/>
  </office:meta>
</office:document-meta>
</file>